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0.49pt"/>
    </style:style>
    <style:style style:name="co2" style:family="table-column">
      <style:table-column-properties fo:break-before="auto" style:column-width="292.3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color="#000099"/>
    </style:style>
    <style:style style:name="ce2" style:family="table-cell" style:parent-style-name="Default">
      <style:text-properties fo:color="#006600"/>
    </style:style>
    <style:style style:name="ce3" style:family="table-cell" style:parent-style-name="Default">
      <style:text-properties fo:color="#800000"/>
    </style:style>
    <style:style style:name="ce4" style:family="table-cell" style:parent-style-name="Default">
      <style:text-properties fo:color="#007826"/>
    </style:style>
    <style:style style:name="ce5" style:family="table-cell" style:parent-style-name="Default" style:data-style-name="N99"/>
  </office:automatic-styles>
  <office:body>
    <office:spreadsheet>
      <table:calculation-settings table:automatic-find-labels="false"/>
      <table:table table:name="sheet"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Noticia-Fapesp</text:p>
          </table:table-cell>
          <table:table-cell table:style-name="ce1" office:value-type="string" calcext:value-type="string">
            <text:p>atividades humanas já danificaram 75% da superfície terrestre karina toledo, de medellín <text:s/>| <text:s/>agência fapesp – apenas 25% da superfície terrestre permanece livre de impactos substanciais causados por atividades humanas. e o índice deve cair para meros 10% até 2050, segundo projeções da plataforma intergovernamental sobre biodiversidade e serviços ecossistêmicos (ipbes). <text:s/>“apenas algumas regiões nos polos, desertos e as partes mais inacessíveis das florestas tropicais permanecem intactas”, afirmou o sul-africano robert scholes, um dos coordenadores do relatório temático sobre degradação e restauração de terras degradadas divulgado pela ipbes nesta segunda-feira (26/3), em medellín, na colômbia. <text:s/>o documento na íntegra e um sumário para tomadores de decisão foram aprovados pelos 129 países-membros da entidade durante a 6a reunião plenária, que ocorreu entre os dias 17 e 24 de março. <text:s/>segundo o texto, até o ano de 2014, mais de 1,5 bilhão de hectares de ecossistemas naturais foram convertidos em áreas agrícolas. plantações e pastagens cobrem atualmente mais de um terço da superfície do planeta. “os processos mais recentes de desmatamento estão ocorrendo nas regiões do globo mais ricas em biodiversidade”, afirmaram os autores no texto. <text:s/>de acordo com scholes, pode ser definido como degradação o processo que leva um ecossistema terrestre ou aquático a sofrer um declínio persistente das funções ecossistêmicas e da biodiversidade. “é quando uma determinada região tem sua capacidade de sustentar a vida – humana ou não – persistentemente reduzida”, explicou. <text:s/>a expansão não sustentável de áreas dedicadas à agricultura e à pecuária é apontada no relatório como uma das principais causas do problema – que tende a se agravar com a demanda crescente por comida e biocombustíveis. segundo os autores, o uso de pesticidas e fertilizantes deve dobrar até 2050. <text:s/>“esses produtos químicos em excesso contaminam não apenas o solo como também os sistemas aquáticos, terminando por afetar a zona costeira. já temos centenas de áreas mortas em regiões como o golfo do méxico e isso ocorre por causa da forma que manejamos a terra. portanto, esta é também uma questão de segurança hídrica e de preservação da costa”, disse robert watson, presidente da ipbes. <text:s/>outro fator importante que tem contribuído para a degradação de ecossistemas, de acordo com os cientistas da ipbes, é o estilo de vida de alto consumo dos países desenvolvidos – bem como o consumo crescente observado nos países em desenvolvimento. <text:s/>o combate ao problema, afirmam, deve necessariamente incluir a adoção de uma dieta mais sustentável, com menos produtos de origem animal e maior preocupação com os métodos usados na produção dos alimentos e demais produtos consumidos. <text:s/>“não estamos dizendo para as pessoas pararem de comer carne, mas para se preocuparem com o modo com que ela foi produzida. e, acima de tudo, acabar com o desperdício de comida. hoje, entre 35% e 40% do que é produzido nos países desenvolvidos não é aproveitado”, disse watson. <text:s/>para o italiano luca montanarella, outro coordenador do relatório, é necessário um esforço de comunicação que ajude moradores das áreas urbanas a se reconectarem com a terra que os alimenta. <text:s/>“esperamos que a solução para problemas como esse venha de fora, mas nós, como consumidores, temos nossa carga de responsabilidade. estamos dispostos a pagar caro por celulares ou computadores, mas queremos que a comida seja barata. e não percebemos os impactos de nossas escolhas alimentares porque, muitas vezes, eles se manifestam em regiões distantes”, disse. <text:s/>para montanarella, a degradação da superfície terrestre é um problema que precisa ser resolvido localmente, mas em um contexto global. na avaliação de scholes, os subsídios oferecidos pelos governos aos produtores rurais tendem a promover uma expansão não sustentável da produção, pois permitem que corram mais riscos. <text:s/>“é possível aumentar a produção sem avançar sobre áreas naturais e sem abusar de produtos químicos. intensificação é uma grande parte da resposta, mas por meio de uma melhora das práticas de manejo da terra, promovendo a ciclagem de nutrientes, por exemplo”, afirmou. <text:s/>para scholes, o brasil está em uma posição favorável para lidar com essas questões por ter fortalecido ao longo dos últimos anos sua capacidade de realizar pesquisas científicas e por ter especialistas capazes de orientar soluções. <text:s/>“há um clamor político pelo fim do desmatamento e da destruição de áreas alagáveis. temos uma oportunidade de começar a fazer as coisas de um jeito melhor. há espaço no mercado para isso. as pessoas cada vez mais vão se questionar se os produtos que compram do brasil são bons ou ruins [do ponto de vista ambiental]”, disse scholes. <text:s/>watson reconhece que a produção de biocombustíveis, soja e carne é hoje a base da economia brasileira e afirma ser valiosa para muitos outros países. “o desafio é produzir esses bens de maneira mais sustentável. avançar em direção das boas práticas. há um jeito mais esperto de fazer isso e seria uma grande contribuição do brasil.” três faces do mesmo problema de acordo com o relatório da ipbes, os processos de degradação da terra já comprometem o bem-estar de dois quintos da humanidade – 3,2 bilhões de pessoas. isso tem sido uma das principais causas de migração humana – o que, por sua vez, está relacionado com a intensificação de conflitos entre os povos e empobrecimento de populações, na avaliação de watson. <text:s/>“a degradação da superfície terrestre está nos conduzindo para a sexta extinção em massa de espécies”, alertou scholes. <text:s/>para os autores do relatório, processos de degradação, perda de biodiversidade e mudanças climáticas são três faces de um mesmo problema – um fator intensifica o outro e não pode ser combatido isoladamente. <text:s/>segundo o documento, os processos de degradação contribuem fortemente para a mudança climática, tanto pelas emissões de gases-estufa resultantes do desmatamento como pela liberação do carbono anteriormente armazenado no solo. foram liberados 4,4 bilhões de toneladas de co2 somente entre os anos de 2000 e 2009, segundo a ipbes. <text:s/>"dada a importância da função de sequestro e armazenamento de carbono pelo solo, reduzir e reverter os processos de degradação da terra podem oferecer mais de um terço das atividades de mitigação da emissão de gases estufa necessárias até 2030 para manter a elevação da temperatura média da terra abaixo de 2 oc, como propõe o acordo de paris, além de aumentar a segurança alimentar, hídrica e reduzir conflitos relacionados à migração”, disseram os cientistas. <text:s/>outro objetivo do relatório temático foi avaliar processos de restauração de terras degradadas já concluídos ou em andamento. como explicou scholes, foi definida como restauração qualquer iniciativa intencional de acelerar a recuperação de ecossistemas degradados. <text:s/>“fizemos uma diferenciação entre restauração e reabilitação. esta última corresponde a iniciativas voltadas a recuperar algumas das funções críticas da terra e criar condições para que talvez ela seja recuperada. mas retornar ao que era antes da degradação pode não ser possível em muitos lugares”, explicou. <text:s/>segundo scholes, a restauração de áreas agrícolas degradadas, por exemplo, pode significar devolver ao solo sua qualidade original – bem como promover a integração de culturas agrícolas, criação de animais e silvicultura. <text:s/>iniciativas bem-sucedidas em áreas alagáveis incluem controle de fontes poluidoras e reinundação de áreas úmidas danificadas por drenagem. para áreas urbanas as opções são planejamento espacial, replantio de espécies nativas, desenvolvimento de “infraestrutura verde” (parques e rios), remediação de solos contaminados e cobertos (sob asfalto, por exemplo), tratamento de águas residuais e restauração de canais fluviais. <text:s/>para os cientistas, a solução do problema requer a integração das agendas agrícola, florestal, energética, hídrica e de infraestrutura e serviços. isso, por sua vez, necessita de políticas coordenadas entre os diferentes ministérios para, simultaneamente, incentivar práticas mais sustentáveis de produção e de consumo de commodities. <text:s/>os benefícios obtidos por meio da restauração de áreas degradadas excedem em mais de 10 vezes o custo dessas iniciativas, segundo a ipbes. <text:s/>“implementar as ações adequadas pode transformar a vida de milhões de pessoas no planeta, porém, quanto mais demoramos para agir mais difícil e cara se torna a reversão do problema”, afirmou watson. <text:s/>o caso brasileiro de acordo com carlos alfredo joly, coordenador do programa biota-fapesp e da plataforma brasileira de biodiversidade e serviços ecossistêmicos (bpbes), a degradação está presente em todos os biomas e regiões brasileiras. é mais intensa, porém, em áreas onde a ocupação humana é mais antiga, como é o caso da mata atlântica. <text:s/>segundo dados do departamento de florestas do ministério do meio ambiente (mma), o brasil tem 200 milhões de hectares de áreas degradadas. <text:s/>exemplos bem-sucedidos de restauração também estão presentes no país, ressaltou joly, sendo um dos mais antigos da época do império, no século 19. <text:s/>“a restauração da floresta da tijuca, no rio de janeiro, foi ordenada por d. pedro ii por recomendação do conselheiro josé bonifácio de andrada e silva, para recuperar e proteger as nascentes que abasteciam a cidade. o imperador mandou desapropriar terras de fazendeiros e nobres nas encostas do maciço que divide a cidade ao meio para recompor a área que, já no século 19, estava quase totalmente ocupada por fazendas, pastos e lavouras de café. poucos turistas que visitam o parque nacional da tijuca sabem que estão caminhando em uma área restaurada”, disse joly. <text:s/>outro bom exemplo em pleno desenvolvimento é o pacto pela restauração da mata atlântica – do qual o biota participa por meio de pesquisadores como ricardo ribeiro rodrigues e pedro brancalion. <text:s/>dados do biota também embasaram a norma baixada pela secretaria de meio ambiente do estado de são paulo para regulamentar a restauração ambiental na região (leia mais em: http://agencia.fapesp.br/4773/). <text:s/>rodrigues e brancalion – ambos membros do biota e da bpbes – estão entre os brasileiros que integraram a equipe de cientistas que elaborou o relatório divulgado nesta segunda-feira pela ipbes, assim como jean paul metzger. também contribuíram marina morais monteiro (universidade federal de goiás), geraldo wilson fernandes (universidade federal de minas gerais), simone athayde (university of florida, estados unidos) e daniel luis mascia vieira (embrapa). <text:s/>para produzir o documento, mais de 100 autores de 45 países revisaram mais de 3 mil fontes de informação – que incluem artigos científicos, relatórios de governos e reuniões com representantes de comunidades indígenas e locais. <text:s/>“o texto passou por um extenso processo de revisão por pares e foi melhorado com mais de 7,3 mil comentários de revisores externos. além disso, o sumário para tomadores de decisão foi amplamente debatido com os representantes dos países que integram a ipbes. o objetivo desse debate é aumentar a relevância do conteúdo para a formulação de políticas públicas”, explicou anne larigauderie, secretária executiva da ipbes. </text:p>
          </table:table-cell>
          <table:table-cell table:style-name="ce1" table:number-columns-repeated="1022"/>
        </table:table-row>
        <table:table-row table:style-name="ro1">
          <table:table-cell table:style-name="ce1" office:value-type="string" calcext:value-type="string">
            <text:p>Noticia-Fapesp</text:p>
          </table:table-cell>
          <table:table-cell table:style-name="ce1" office:value-type="string" calcext:value-type="string">
            <text:p>fapesp e finep apoiarão pesquisas em questões sobre a água agência fapesp – na semana em que se reuniu o 8º fórum mundial da água, em brasília, a fapesp e a financiadora de estudos e projetos (finep) anunciaram o lançamento de uma chamada de propostas para apoiar o desenvolvimento, por pequenas empresas paulistas, de produtos, processos e serviços inovadores em ecotoxicologia, contaminação de águas e uso de dados de precipitação. <text:s/>“o nosso objetivo é buscar tecnologias e novos materiais tendo como foco o restabelecimento da potabilidade mínima da água que já sofreu efeitos deletérios”, disse marcelo nicolas camargo, do departamento de programas descentralizados da finep. <text:s/>"o programa pappe-pipe tem lançado com sucesso nos últimos anos chamadas em temas atuais e relevantes para a população em geral e para o desenvolvimento de empresas inovadoras em diferentes áreas do conhecimento. exemplo disso são as chamadas com submissão aberta sobre tecnologias assistivas e cidades inteligentes-grandes metrópoles abordando saúde”, disse douglas zampieri, membro da coordenação adjunta de pesquisa para inovação da fapesp. <text:s/>“assim, nada mais oportuno que lançar uma chamada sobre ecotoxicologia e contaminação de águas no momento em que todos os segmentos da sociedade estão com suas atenções voltadas ao tema, quer seja pelos desafios que estão sendo enfrentados, quer seja pela realização do 8º fórum mundial da água”, disse. <text:s/>lançado no âmbito do programa pipe/pappe subvenção, resultado de parceria entre a fapesp e finep, o edital disponibilizará até r$ 15 milhões de recursos orçamentários da fapesp e de subvenção econômica (recursos não reembolsáveis) via mcti/finep/fndct para apoiar, por um período de até 24 meses, o desenvolvimento industrial e comercial de projetos inovadores de microempresas, empresas de pequeno porte e pequenas empresas, constituídas e ativas, no mínimo, 12 meses antes do lançamento do edital. o prazo de submissão encerra em 28 de maio. <text:s/>os projetos apresentados devem contemplar os seguintes temas: • bioacumulação de compostos farmacêuticos ativos, metabólitos e suas misturas em organismos aquáticos: avaliação das implicações em uma perspectiva de longo prazo para a saúde humana e para o meio ambiente. <text:s/>• variáveis ambientais que desencadeiam a produção de toxinas de algas no meio ambiente; riscos para a saúde humana da exposição por meio de níveis tróficos. <text:s/>• caracterização dos riscos individuais e combinados de contaminantes químicos difusos (como pesticidas, outras substâncias químicas disruptoras endócrinas, drogas) relacionados à promoção de atividades agrícolas, urbanas e industriais mais sustentáveis. <text:s/>• impacto das mudanças de temperatura e precipitação na emissão, processamento e deposição de substâncias químicas tóxicas em organismos vivos de ecossistemas aquáticos. <text:s/>também são considerados relevantes temas relacionados à especiação de metais potencialmente tóxicos em ambientes aquáticos, desenvolvimento de dispositivos de amostragem passiva para substâncias orgânicas/metais em ambientes aquáticos, desenvolvimento de instrumentação portátil para monitoração in situ de indicadores de poluição, entre outros. a lista de desafios está disponível em www.fapesp.br/11590. <text:s/>estão qualificadas para apresentar propostas empresas que já tenham conduzido pesquisas que resultaram em produtos, processos e serviços inovadores no âmbito de projetos financiados pelo programa da fapesp pesquisa inovativa em pequenas empresas (pipe), fase 1 ou fase 2, ou em projetos equivalentes conduzidos com recursos de outras fontes. <text:s/>o edital, de fase 3, contemplará projetos que pretendam desenvolver os resultados das pesquisas anteriores, de modo que possam ser efetivamente inseridos no mercado. <text:s/>submissões serão recebidas via sage (www.fapesp.br/sage) até o dia 28 de maio de 2018. <text:s/>a chamada está publicada em: www.fapesp.br/11590. <text:s/></text:p>
          </table:table-cell>
          <table:table-cell table:style-name="ce1" table:number-columns-repeated="1022"/>
        </table:table-row>
        <table:table-row table:style-name="ro1">
          <table:table-cell table:style-name="ce1" office:value-type="string" calcext:value-type="string">
            <text:p>Noticia-Fapesp</text:p>
          </table:table-cell>
          <table:table-cell table:style-name="ce1" office:value-type="string" calcext:value-type="string">
            <text:p>instituto oceanográfico da usp tem duas oportunidades de bolsa da fapesp agência fapesp – o projeto temático “variabilidade interanual dos transportes através da rede transatlântica samoc (sambar)”, conduzido no instituto oceanográfico da usp, tem duas oportunidades com bolsa da fapesp. o prazo de inscrição se encerra no dia 31 de março de 2018. <text:s/>o projeto sambar tem por objetivo melhorar o entendimento das variabilidades interanuais do conteúdo de calor e transportes meridionais pela latitude 34.5s, seção zonal referida como samba (samoc basin-wide array). <text:s/>o projeto investiga impactos de mudanças globais nos oceanos e as respostas de alterações na circulação do atlântico sul sobre o clima regional e na estabilidade da circulação de revolvimento meridional.â?¯ uma das vagas é de pós-doutorado e exige um candidato com doutorado em oceanografia física ou em campo correlato. o selecionado participará de cruzeiros para desenvolver observações oceânicas e analisar dados e resultados de modelos para estudar processos físicos oceânicos. <text:s/>mais informações sobre a vaga estão disponíveis em www.fapesp.br/oportunidades/1916. <text:s/>a vaga está aberta a brasileiros e estrangeiros. o selecionado receberá bolsa de pós-doutorado da fapesp no valor de r$â?¯7.174,80 mensais e reserva técnica. a reserva técnica de bolsa de pd equivale a 15% do valor anual da bolsa e tem o objetivo de atender a despesas imprevistas e diretamente relacionadas à atividade de pesquisa. mais informações sobre a bolsa de pós-doutorado da fapesp estão disponíveis em www.fapesp.br/bolsas/pd. <text:s/>a outra oportunidade é de doutorado direto e o candidato deve ter bacharelado em oceanografia, física, matemática, ciência atmosférica, engenharia ou qualquer outro campo correlato. <text:s/>o objetivo principal é entender a variabilidade da samoc, escalas de sazonal a decadal, em resposta a índices climáticos remotos, como o el niño-southern oscillation (enso), pacifico decado oscillation (pdo) e antarctic oscillation (aao).â?¯ mais informações sobre a vaga estão disponíveis em www.fapesp.br/oportunidades/1917. <text:s/>para o desenvolvimento desse projeto, o selecionado receberá bolsa de doutorado direto da fapesp, com duração de 48 meses e valor mensal de r$ 1.988,10 no primeiro ano, r$ 2.110,20 no segundo ano, r$ 2.929,80 no terceiro ano e r$ 3.626,10 no quarto ano. um auxílio financeiro equivalente a 30% do valor anual da bolsa será concedido para despesas diretamente relacionadas às atividades de pesquisa. os requisitos e benefícios estão disponíveis em www.fapesp.br/bolsas/dd para ambas as vagas, as inscrições devem ser feitas enviando e-mail para o professor coordenador do projeto, edmo josé dias campos (edmo@usp.br). <text:s/>outras vagas de bolsas, em diversas áreas do conhecimento, estão no site fapesp-oportunidades, em www.fapesp.br/oportunidades. </text:p>
          </table:table-cell>
          <table:table-cell table:style-name="ce1" table:number-columns-repeated="1022"/>
        </table:table-row>
        <table:table-row table:style-name="ro1">
          <table:table-cell table:style-name="ce2" office:value-type="string" calcext:value-type="string">
            <text:p>Noticia-Folha</text:p>
          </table:table-cell>
          <table:table-cell table:style-name="ce2" office:value-type="string" calcext:value-type="string">
            <text:p>esquerda critica netflix por causa de série sobre operação lava jato <text:s/>insatisfeitos com retrato de lula e dilma em 'o mecanismo', assinantes dizem ter cancelado serviço ao longo do fim de semana, simpatizantes de esquerda disseram ter cancelado suas assinaturas da netflix. <text:s/>era uma reação à representação de petistas na série “o mecanismo”, que narra a operação lava jato desde sua deflagração até a prisão do empreiteiro marcelo odebrecht. <text:s/>as principais críticas feitas pela esquerda à produção de oito episódios, que estreou na última sexta (23), têm como foco os personagens inspirados nos ex-presidentes petistas dilma rousseff e lula e a mensagem que antecede a série e produções do tipo. <text:s/>“este programa é uma obra de ficção inspirada livremente em eventos reais. personagens, situações e outros elementos foram adaptados para efeito dramático.” a netflix e o diretor josé padilha são acusados de deturpar numa série ficcional fatos relacionados às investigações. a plataforma de streaming não respondeu aos pedidos de esclarecimento sobre o total de cancelamentos. <text:s/>para a ex-presidente dilma, o diretor espalha notícias falsas a fim de destruir reputações. já padilha diz que as ficções têm a prerrogativa de liberdade de adaptação e que o público está ciente disso. <text:s/>a principal reclamação está ligada a uma frase colocada na boca do personagem que representa lula, chamado joão higino na série. mas “estancar a sangria” foi a expressão usada pelo senador romero jucá (mdb-rr) em diálogo grampeado sobre um suposto plano para atrapalhar a lava jato. depois, a procuradoria pediu o arquivamento da acusação de obstrução. <text:s/>“quando você dramatiza a realidade, ancora seu drama em alguns lugares e desancora em outros. isso é verdadeiro tanto no documentário como na ficção”, afirma padilha em entrevista à folha. <text:s/>“‘o mecanismo’ não é o que aconteceu no brasil ipsis litteris”, prossegue o diretor, frisando que a série “é inspirada em fatos reais”. <text:s/>na série, o personagem inspirado em lula pede à presidente que troque a direção da polícia federal, a fim de interromper investigações —na cena, ela rejeita o pedido. <text:s/>lula foi acusado pelo ex-senador delcídio amaral de obstrução de justiça. este afirmou ter tentado, a pedido do ex-presidente, pagar pelo silêncio do ex-diretor da petrobras nestor cerveró. <text:s/>em setembro de 2017, o ministério público federal pediu a absolvição de lula por concluir que não havia provas de sua participação. <text:s/>questionado a esse respeito, padilha não apresentou as fontes usadas na série para atribuir ao personagem higino atitude semelhante à que levou à acusação contra o ex-presidente. <text:s/>seletividade parte das críticas sustenta que a produção centrou fogo no pt. foi também o que afirmou a ex-presidente dilma rousseff em nota nas redes sociais no domingo (25). <text:s/>“padilha incorre na distorção da realidade e na propagação de mentiras de toda sorte para atacar a mim e ao presidente lula. a série ‘o mecanismo’, na netflix, é mentirosa e dissimulada. o diretor inventa fatos. ele próprio tornou-se um criador de notícias falsas”, disse dilma. <text:s/>o diretor rebate acusações de partidarismo e de tratar policiais sempre como mocinhos. a série, afirma, busca defender a ideia de que a corrupção no brasil não é algo que acontece vez ou outra. <text:s/>“é a lógica estruturante do sistema político brasileiro, em cada um dos municípios, em cada um dos estados e no governo federal. e ela faz isso em todos os governos, do psdb, pmdb e pt”, afirma. <text:s/>dilma também fez objeções, em sua manifestação nas redes sociais, ao fato de que o seriado situa o caso banestado em um período que não corresponde à realidade. <text:s/>“o caso banestado não começou em 2003, como está na série, mas em 1996, em pleno governo fhc”, diz. <text:s/>a criação da força-tarefa do caso e a delação do doleiro alberto youssef (colaborador também na lava jato) ocorreram em 2003, mas a série não menciona os eventos correspondentes no governo do tucano fernando henrique cardoso. o episódio passa a impressão de que eles teriam ocorrido no governo lula. <text:s/>para o cineasta, quem reclama de imprecisões dos fatos em um trabalho de dramatização está desviando o foco do tema principal. <text:s/>“essa discussão é como se o sujeito entrasse na sua casa, estuprasse sua esposa, amarrasse seu filho, roubasse um isqueiro. a esquerda quer discutir o isqueiro, porque, se ela olhar para o macro, para o que aconteceu, não vai ter o que falar”, diz. <text:s/>padilha diz que sua indignação vem principalmente do fato de não ter havido “ruptura deste mecanismo quando o pt entrou no poder”. <text:s/>“isso significa que nosso sistema, em uma espécie de darwinismo inverso, elege sempre as piores pessoas. quanto mais você se adapta ao mecanismo, mais chance você tem de ser eleito.” outros partidos o diretor também diz que novas temporadas da série vão refletir os passos seguintes da lava jato, trazendo figuras políticas de outros partidos, entre eles o psdb, para o centro das investigações. <text:s/>nesta temporada, o protagonista já se refere ao personagem lúcio lemes, que corresponde ao senador aécio neves (psdb-mg), como uma “puta velha”. <text:s/>dilma voltou a se manifestar nesta segunda-feira, em entrevista a veículos nacionais e estrangeiros, como a agência inglesa reuters e a russa sputnik, sobre os ataques à caravana do ex-presidente lula na região sul. <text:s/>“a netflix não pode fazer campanha política. vou falar para as lideranças políticas que eu encontrar. a direção da netflix não está sabendo onde se meteu. não vejo por que uma estrutura como aquela dar margem para isso”, disse dilma. <text:s/>procuradas pela reportagem, as assessorias de imprensa da netflix e da série “o mecanismo” não se manifestaram sobre as críticas.</text:p>
          </table:table-cell>
          <table:table-cell table:style-name="ce2" table:number-columns-repeated="1022"/>
        </table:table-row>
        <table:table-row table:style-name="ro1">
          <table:table-cell table:style-name="ce2" office:value-type="string" calcext:value-type="string">
            <text:p>Noticia-Folha</text:p>
          </table:table-cell>
          <table:table-cell table:style-name="ce2" office:value-type="string" calcext:value-type="string">
            <text:p>uma defesa do facebook empresa fracassou em proteger a privacidade de usuários, mas estão exagerando nas críticas eu não amo nem odeio o facebook, pela simples razão de que nunca participei desta nem de nenhuma outra rede social. “full disclosure”: nem celular eu possuo. nada contra quem está nas redes, apenas prefiro reservar mais tempo para ler livros (nos quais ideias costumam ser apresentadas de forma mais elegante e estruturada do que em posts) e fazer outras coisas de que gosto. <text:s/>é, portanto, na qualidade de observador desapaixonado que afirmo que estão exagerando nas críticas à empresa. a essa altura, não há dúvida de que o facebook fracassou miseravelmente em proteger a privacidade de usuários. também podemos discutir se as redes sociais devem ser reguladas mais rigidamente, como um órgão de imprensa, ou mais liberalmente, como administradores de um mural virtual onde cada usuário publica o que quer. há bons argumentos para as duas abordagens. <text:s/>o que não faz muito sentido, me parece, é apontar o facebook como uma ameaça à democracia global e o responsável pela eleição de donald trump e pelo “brexit”. não porque mark zuckerberg e seus homólogos sejam genuínos democratas, mas simplesmente porque existem limites físicos à tal da manipulação eleitoral. <text:s/>ninguém ainda inventou uma tecnologia que leve democratas a votar, contra a sua vontade, em republicanos. o que informações contidas nas redes permitem fazer é identificar o perfil ideológico de cada eleitor e dirigir-lhe propaganda personalizada, com maior probabilidade de produzir os efeitos esperados pela parte que “manipula” o sistema. <text:s/>fossem outros os atores envolvidos, isto é, se não houvesse russos, nem trump nem a cambridge analytica na jogada, o esforço para motivar o eleitor a ir à urna no dia do pleito (nos países civilizados o voto não é obrigatório) e fazê-lo participar mais da campanha poderia ser descrito como um serviço à democracia em vez de uma ameaça. <text:s/></text:p>
          </table:table-cell>
          <table:table-cell table:style-name="ce2" table:number-columns-repeated="1022"/>
        </table:table-row>
        <table:table-row table:style-name="ro1">
          <table:table-cell table:style-name="ce3" office:value-type="string" calcext:value-type="string">
            <text:p>Noticia-Sensacionalista</text:p>
          </table:table-cell>
          <table:table-cell table:style-name="ce3" office:value-type="string" calcext:value-type="string">
            <text:p>fifa pode suspender jogador que atribuir gol a ajuda de deus: ‘trapaça’ a fifa, organização máxima do futebol mundial, está preocupada com interferência de deus sobre os resultados dos jogos às vésperas da copa do mundo da rússia. charles miller, do departamento de metafísica da entidade, vem monitorando jogadores que atribuem seus gols ao senhor para saber se realmente está havendo alguma interferência esportiva no placar. a fifa estuda alguma forma de punição, como suspensão e multa. <text:s/>“se deus é por eles, quem será contra eles? a defesa adversária? isso prejudica o fair play, porque é injusto, é trapaça”, afirmou miller durante entrevista coletiva em moscou. o dirigente também lembrou que deus é ambidestro e está em todos os lugares do campo ao mesmo tempo. “até gol de mão ele já fez… e valeu!”, disse, referindo-se ao gol de maradona, da argentina, contra a inglaterra nas quartas de final da copa de 1986, conhecido como “la mano de dios”, ou “a mão de deus”. <text:s/>quem também está atenta à questão é a wada, a agência mundial antidoping. eles já chamam o favorecimento de deus a certos jogadores de “doping etéreo”. o problema é saber como identificar os abençoados. no momento, apenas a comemoração com os dedos para cima não confirma a trapaça esportiva, já que pode ser um engano do jogador. “alguns deles são simplesmente talentosos e bons de pontaria mesmo, mas têm muita fé ao mesmo tempo”, disse miller.</text:p>
          </table:table-cell>
          <table:table-cell table:style-name="ce3" table:number-columns-repeated="1022"/>
        </table:table-row>
        <table:table-row table:style-name="ro1">
          <table:table-cell table:style-name="ce3" office:value-type="string" calcext:value-type="string">
            <text:p>Noticia-Sensacionalista</text:p>
          </table:table-cell>
          <table:table-cell table:style-name="ce3" office:value-type="string" calcext:value-type="string">
            <text:p>brasil enfrenta epidemia de arrepios na espinha após vídeo de mc carol sobre marielle o brasileiro vem tendo dias difíceis para o sistema nervoso – mas a trégua está longe. o choque da execução da ativista, socióloga, quinta vereadora mais votada da segunda maior cidade do país foi substituído pelas fortes emoções nas seguidas homenagens em todo o país. <text:s/>teve também a indignação contra as notícias falsas espalhadas a bel prazer nas redes sociais, com boatos que não valem a pena ser repetidos nem para apontar a lama podre que ocupa a caixa craniana de alguns brasileiros. <text:s/>publicidade e, agora, mais um petardo, uma bomba de ritmo e poesia empurrada pela batida incendiária do grupo heavy baile. <text:s/>segundo um especialista convocado pela reportagem, trata-se de dever cívico assistir a este clipe e espalhá-lo sem restrições. tão cívico quanto pagar impostos, obedecer as leis, a polícia e votar para vereador (sem que ele termine morto por fazer o que prometeu em campanha: ficar no pé da massa corrupta na segurança do rio de janeiro). <text:s/>sem mais. abaixo, a poderosíssima letra transcrita. <text:s/>marielle franco – mc carol (feat. heavy baile) vocês querem nos matar, nos controlar vocês não vão nos calar mesmo sangrando a gente vai tá lá pra marchar e gritar eu sou marielle, cláudia, eu sou marisa eu sou a preta que podia ser sua filha solidariedade, mais empatia o povo preto tá sangrando todo dia eu não aguento mais viver oprimida nesse país sem democracia tou me sentindo acorrentada, desmotivada eu também naquele carro fui executada eu tenho ódio, pavor, eu sinto medo a escravidão não acabou, estão matando os negros estou cansado de ser esculachado roubado, oprimido, preso, forjado refrão preto aqui não têm direitos não têm direitos mulheres pretas aqui não têm direitos não têm direitos temos que aguentar a dor sou obrigada a parir o filho do meu estuprador o poder opressor, manipulador eles batem até em professor nem sempre eu sou tão forte mas vou tá lá, gritando contra a morte gritando contra o poder machista branco presente hoje e sempre marielle franco refrão 2x m zorzanelli</text:p>
          </table:table-cell>
          <table:table-cell table:style-name="ce3" table:number-columns-repeated="1022"/>
        </table:table-row>
        <table:table-row table:style-name="ro1" table:number-rows-repeated="3">
          <table:table-cell table:style-name="ce4" table:number-columns-repeated="1024"/>
        </table:table-row>
        <table:table-row table:style-name="ro1" table:number-rows-repeated="5">
          <table:table-cell table:style-name="ce3" table:number-columns-repeated="1024"/>
        </table:table-row>
        <table:table-row table:style-name="ro1" table:number-rows-repeated="2478">
          <table:table-cell table:number-columns-repeated="1024"/>
        </table:table-row>
        <table:table-row table:style-name="ro1">
          <table:table-cell table:style-name="ce5"/>
          <table:table-cell table:number-columns-repeated="1023"/>
        </table:table-row>
        <table:table-row table:style-name="ro1" table:number-rows-repeated="4901">
          <table:table-cell table:number-columns-repeated="1024"/>
        </table:table-row>
        <table:table-row table:style-name="ro1">
          <table:table-cell table:style-name="ce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7">00/00/0000</text:date>, <text:time style:data-style-name="N2" text:time-value="08:07:05.535289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P. Mena-Chalco</meta:initial-creator>
    <meta:creation-date>2018-03-27T07:04:56.761613189</meta:creation-date>
    <dc:date>2018-03-27T08:11:17.003703844</dc:date>
    <dc:creator>Jesus P. Mena-Chalco</dc:creator>
    <meta:editing-duration>PT29M42S</meta:editing-duration>
    <meta:editing-cycles>5</meta:editing-cycles>
    <meta:generator>LibreOffice/5.1.6.2$Linux_X86_64 LibreOffice_project/10m0$Build-2</meta:generator>
    <meta:document-statistic meta:table-count="1" meta:cell-count="14" meta:object-count="0"/>
  </office:meta>
</office:document-meta>
</file>